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Header">
      <style:text-properties style:font-name="Arial1" fo:font-size="10pt" officeooo:rsid="000729b9" officeooo:paragraph-rsid="000729b9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color="#000000" loext:opacity="100%" style:font-name="Arial1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officeooo:rsid="000729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Arial1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NOMINACIÓN, OBJETO, DOMICILIO SOCIAL, DURACIÓN Y CAPITAL SOCIAL</text:p>
      <text:p text:style-name="P3">Artículo 1. Denominación Social</text:p>
      <text:p text:style-name="P2">La sociedad se denominará <text:span text:style-name="T1">Apptitude</text:span> Sociedad Limitada.</text:p>
      <text:p text:style-name="P2"/>
      <text:p text:style-name="P3">Artículo 2. Objeto Social</text:p>
      <text:p text:style-name="P2">La sociedad tiene por objeto social el desarrollo de aplicaciones móviles a medida para empresas y emprendedores, así como la prestación de servicios relacionados con el diseño, desarrollo, implementación y mantenimiento de aplicaciones móviles. Podrá realizar actividades conexas, complementarias o relacionadas con el objeto social principal.</text:p>
      <text:p text:style-name="P2"/>
      <text:p text:style-name="P3">Artículo 3. Domicilio Social</text:p>
      <text:p text:style-name="P2">El domicilio social de la sociedad se establece en <text:span text:style-name="T1">A Canteira de Arriba, 12</text:span> pudiendo establecer sucursales, agencias o delegaciones en cualquier otro lugar del territorio nacional o extranjero mediante acuerdo de la Junta General.</text:p>
      <text:p text:style-name="P2"/>
      <text:p text:style-name="P3">Artículo 4. Duración</text:p>
      <text:p text:style-name="P2">La duración de la sociedad será indefinida, contando desde su inscripción en el Registro Mercantil.</text:p>
      <text:p text:style-name="P2"/>
      <text:p text:style-name="P3">Artículo 5. Capital Social</text:p>
      <text:p text:style-name="P2">El capital social de la sociedad es de <text:span text:style-name="T1">7.000 euros</text:span>, dividido en <text:span text:style-name="T1">2</text:span> participaciones sociales de <text:span text:style-name="T1">3500</text:span> euros cada una, totalmente suscrito y desembolsado en su totalidad.</text:p>
      <text:p text:style-name="P2"><text:span text:style-name="T2"/></text:p>
      <text:p text:style-name="P2"><text:span text:style-name="T2">ADMINISTRACIÓN Y REPRESENTACIÓN SOCIAL</text:span></text:p>
      <text:p text:style-name="P3">Artículo 6. Administración</text:p>
      <text:p text:style-name="P2">La administración y representación de la sociedad corresponderá a <text:span text:style-name="T1">Rodrigo Iglesias Nieto</text:span>, quienes podrán actuar de manera conjunta, solidaria o mancomunada, y serán designados y revocados por acuerdo de la Junta General.</text:p>
      <text:p text:style-name="P2"/>
      <text:p text:style-name="P3">Artículo 7. Facultades de los Administradores</text:p>
      <text:p text:style-name="P2">Los administradores tendrán las facultades más amplias de administración y disposición para la mejor consecución del objeto social, pudiendo realizar todos los actos y contratos comprendidos dentro del objeto social y que no requieran autorización expresa de la Junta General.</text:p>
      <text:p text:style-name="P2"/>
      <text:p text:style-name="P3"/>
      <text:p text:style-name="P3"/>
      <text:p text:style-name="P3"/>
      <text:p text:style-name="P3"><text:soft-page-break/>Artículo 8. Delegación de Facultades</text:p>
      <text:p text:style-name="P2">Los administradores podrán delegar total o parcialmente sus facultades en favor de uno o varios apoderados, quienes actuarán en nombre y representación de la sociedad con las facultades que se les confieran.</text:p>
      <text:p text:style-name="P2"/>
      <text:p text:style-name="P6"><text:span text:style-name="T4">JUNTA GENERAL DE SOCIOS</text:span></text:p>
      <text:p text:style-name="P3">Artículo 9. Convocatoria y Celebración</text:p>
      <text:p text:style-name="P2">La Junta General de Socios se celebrará en el lugar y fecha que determine la convocatoria, la cual será realizada por los administradores de conformidad con la Ley y los presentes estatutos.</text:p>
      <text:p text:style-name="P2"/>
      <text:p text:style-name="P3">Artículo 10. Acuerdos</text:p>
      <text:p text:style-name="P2">Los acuerdos de la Junta General se adoptarán por mayoría de votos de los socios presentes o representados, salvo los casos en que la Ley o los presentes estatutos exijan una mayoría cualificada.</text:p>
      <text:p text:style-name="P2"/>
      <text:p text:style-name="P4"><text:span text:style-name="T2">DISOLUCIÓN Y LIQUIDACIÓN</text:span></text:p>
      <text:p text:style-name="P3">Artículo 11. Causas de Disolución</text:p>
      <text:p text:style-name="P2">La sociedad se disolverá en los casos y por las causas previstas en la Ley y en los presentes estatutos.</text:p>
      <text:p text:style-name="P2"/>
      <text:p text:style-name="P3">Artículo 12. Liquidación</text:p>
      <text:p text:style-name="P2">En caso de disolución de la sociedad, la liquidación se llevará a cabo por los liquidadores designados por la Junta General, quienes realizarán todas las operaciones necesarias para liquidar el patrimonio social y satisfacer las deudas sociales, procediendo a la distribución del remanente entre los socios de acuerdo con sus participaciones sociales.</text:p>
      <text:p text:style-name="P2"/>
      <text:p text:style-name="P2"><text:span text:style-name="T2">DISPOSICIÓN FINAL</text:span></text:p>
      <text:p text:style-name="P2">Los presentes estatutos sociales fueron aprobados en la constitución de la sociedad y se regirán por la Ley de Sociedades de Capital y demás disposiciones legales aplicables en la mater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1" fo:font-size="10pt" officeooo:rsid="000729b9" officeooo:paragraph-rsid="000729b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statutos sociales<text:tab/><text:tab/>Iglesias Nieto, Rodrigo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9T20:09:49.519000000</meta:creation-date>
    <dc:date>2024-03-09T20:22:46.343000000</dc:date>
    <meta:editing-duration>PT12M58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1" meta:word-count="476" meta:character-count="3187" meta:non-whitespace-character-count="2741"/>
  </office:meta>
</office:document-meta>
</file>